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9a14f" officeooo:paragraph-rsid="0019a14f"/>
    </style:style>
    <style:style style:name="P2" style:family="paragraph" style:parent-style-name="Standard">
      <style:paragraph-properties>
        <style:tab-stops/>
      </style:paragraph-properties>
      <style:text-properties officeooo:rsid="0019a14f" officeooo:paragraph-rsid="0019a14f"/>
    </style:style>
    <style:style style:name="P3" style:family="paragraph" style:parent-style-name="Standard">
      <style:paragraph-properties>
        <style:tab-stops/>
      </style:paragraph-properties>
      <style:text-properties officeooo:paragraph-rsid="0019a14f"/>
    </style:style>
    <style:style style:name="P4" style:family="paragraph" style:parent-style-name="Standard">
      <style:paragraph-properties>
        <style:tab-stops/>
      </style:paragraph-properties>
      <style:text-properties officeooo:paragraph-rsid="0019a14f"/>
    </style:style>
    <style:style style:name="P5" style:family="paragraph" style:parent-style-name="Standard">
      <style:paragraph-properties>
        <style:tab-stops/>
      </style:paragraph-properties>
      <style:text-properties officeooo:rsid="0019fed6" officeooo:paragraph-rsid="0019fed6"/>
    </style:style>
    <style:style style:name="P6" style:family="paragraph" style:parent-style-name="Standard">
      <style:paragraph-properties>
        <style:tab-stops/>
      </style:paragraph-properties>
      <style:text-properties officeooo:rsid="001b607a" officeooo:paragraph-rsid="001b607a"/>
    </style:style>
    <style:style style:name="P7" style:family="paragraph" style:parent-style-name="Standard">
      <style:paragraph-properties>
        <style:tab-stops/>
      </style:paragraph-properties>
      <style:text-properties officeooo:rsid="001d5968" officeooo:paragraph-rsid="001d5968"/>
    </style:style>
    <style:style style:name="P8" style:family="paragraph" style:parent-style-name="Standard">
      <style:text-properties officeooo:rsid="001d5968" officeooo:paragraph-rsid="001d5968"/>
    </style:style>
    <style:style style:name="T1" style:family="text">
      <style:text-properties officeooo:rsid="0019a14f"/>
    </style:style>
    <style:style style:name="T2" style:family="text">
      <style:text-properties officeooo:rsid="001d59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h text:style-name="Heading_20_2" text:outline-level="2">Clase 3 26/9/2019</text:h>
      <text:p text:style-name="P8">Emprender significa acometer y comenzar una empresa, se necesitan las 5P</text:p>
      <text:p text:style-name="P8">-Pasión</text:p>
      <text:p text:style-name="P8">-Propósito</text:p>
      <text:p text:style-name="P8">-Perseverancia</text:p>
      <text:p text:style-name="P8">-Prudencia</text:p>
      <text:p text:style-name="P8">-Planificación</text:p>
      <text:p text:style-name="P8"/>
      <text:p text:style-name="P8">Minería de datos, con un algoritmo buscaban patrones-→Big data</text:p>
      <text:p text:style-name="P8">IA→Motor de inferencia “bases de datos que aprenden”</text:p>
      <text:p text:style-name="P8"/>
      <text:p text:style-name="P8">Objetico: es a lo que quiero llegar</text:p>
      <text:p text:style-name="P8">Meta : es cuantificable</text:p>
      <text:p text:style-name="P8"/>
      <text:p text:style-name="P8">¿Cómo me diferencio de la competencia?</text:p>
      <text:p text:style-name="P8">Generar siempre un valor agregados</text:p>
      <text:p text:style-name="P8">Cambio de Paradigma, es un cambio en la mentalidad</text:p>
      <text:p text:style-name="P8">StartUp→Emprendimiento innovadores</text:p>
      <text:p text:style-name="P8">Cluster:Redes sociales</text:p>
      <text:p text:style-name="P8"/>
      <text:p text:style-name="P8">El emprendimiento tiene <text:s/>que ver con la actitud</text:p>
      <text:p text:style-name="P8"/>
      <text:p text:style-name="P8">Pime 9 trabajadores</text:p>
      <text:p text:style-name="P8"/>
      <text:p text:style-name="P8">las TI son servicio</text:p>
      <text:p text:style-name="P8"/>
      <text:p text:style-name="P8">Innovación:Introduce un valor agregado</text:p>
      <text:p text:style-name="P8">Serendipia: Encontrar algo, mientras se busca otra cosa</text:p>
      <text:p text:style-name="P8"/>
      <text:p text:style-name="P8"/>
      <text:h text:style-name="Heading_20_2" text:outline-level="2">Clase 04 <text:s/>2/10/2019</text:h>
      <text:p text:style-name="P1"/>
      <text:p text:style-name="P2">Hal hacer un emprendimiento hay que contar con una diferenciación , por ejemplo el profesor puso un café latino.</text:p>
      <text:p text:style-name="P2"/>
      <text:p text:style-name="P2">Se plantearon las siguientes ideas</text:p>
      <text:p text:style-name="P2">Tutores onLine,existen ya</text:p>
      <text:p text:style-name="P3"><text:span text:style-name="T1">Ubicar mascotas , pero existe </text:span><text:a xlink:type="simple" xlink:href="https://www.mascotasconchip.cl/main" text:style-name="Internet_20_link" text:visited-style-name="Visited_20_Internet_20_Link">https://www.mascotasconchip.cl/main</text:a> <text:span text:style-name="T1">y no tiene RFI ??</text:span></text:p>
      <text:p text:style-name="P3"/>
      <text:p text:style-name="P2">Un programador de app gana entre 1.000.000 y 3.000.000</text:p>
      <text:p text:style-name="P2"/>
      <text:p text:style-name="P3"><text:span text:style-name="T1">en </text:span><text:a xlink:type="simple" xlink:href="https://www.mercadopublico.cl/Home" text:style-name="Internet_20_link" text:visited-style-name="Visited_20_Internet_20_Link">https://www.mercadopublico.cl/Home</text:a> <text:s/><text:span text:style-name="T1">se ti, cuesta $19.000 al año, uno se debe inscribir en </text:span><text:a xlink:type="simple" xlink:href="http://www.chileproveedores.cl/" text:style-name="Internet_20_link" text:visited-style-name="Visited_20_Internet_20_Link">http://www.chileproveedores.cl/</text:a>, <text:span text:style-name="T1">piden el rut, certificado de vigencia y la escritura. Es muy dificil entrar a las licitaciones, hay que asociarse.</text:span></text:p>
      <text:p text:style-name="P5"><text:soft-page-break/>En mercado público hay convenios marcos , un mismo servicio. El servicio público esta obligado a comprar en servicios marcos</text:p>
      <text:p text:style-name="P5"/>
      <text:p text:style-name="P5">Uno de los mejores negocios son los intermediarios</text:p>
      <text:p text:style-name="P5"/>
      <text:p text:style-name="P6">lock_in: Si ya uso un software prefiero instalar uno de la misma compañía</text:p>
      <text:p text:style-name="P6"/>
      <text:p text:style-name="P6">Los convenios marcos tienen una duración de dos ó 4 años. Piden una boleta de garantía de 500.000. Al licitar un 80% queda adentro,hay que esperar hasta e 2021</text:p>
      <text:p text:style-name="P6"/>
      <text:p text:style-name="P6">Hay que saber postular , precio bajo</text:p>
      <text:p text:style-name="P6"/>
      <text:p text:style-name="P6"/>
      <text:p text:style-name="P6">Al comprar una licencia no es un activo fijo, es un gasto variable. El pago de programador de Android es un gasto.</text:p>
      <text:p text:style-name="P6"/>
      <text:p text:style-name="P6">Se sugiere tener un SLA acuerdo de nivel de servicio, <text:span text:style-name="T2">calidad.</text:span></text:p>
      <text:p text:style-name="P6"/>
      <text:p text:style-name="P7">La boleta de garantía tiene el costo de 1 UF,el vale vista sale grati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6:57:43.318940303</meta:creation-date>
    <meta:generator>LibreOffice/6.2.7.1$MacOSX_X86_64 LibreOffice_project/23edc44b61b830b7d749943e020e96f5a7df63bf</meta:generator>
    <dc:date>2019-10-03T17:27:53.729219835</dc:date>
    <meta:editing-duration>PT27M49S</meta:editing-duration>
    <meta:editing-cycles>3</meta:editing-cycles>
    <meta:document-statistic meta:table-count="0" meta:image-count="0" meta:object-count="0" meta:page-count="2" meta:paragraph-count="36" meta:word-count="305" meta:character-count="1929" meta:non-whitespace-character-count="1657"/>
  </office:meta>
</office:document-meta>
</file>